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7826"/>
    </style:style>
    <style:style style:name="T4" style:family="text">
      <style:text-properties fo:color="#ff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Bookmark"/>Есть электронное устройство. Полезной нагрузкой будем считать микроконтроллер Freescale MK22 и wifi ESP8266.</text:p>
      <text:p text:style-name="Standard"/>
      <text:p text:style-name="Standard">Устройство питается от 4 батарей АА, подключенных последовательно. Периодически к устройству может подключаться USB кабель, в этом случае необходимо переключаться на питание от него.</text:p>
      <text:p text:style-name="Standard"/>
      <text:p text:style-name="Standard">Считаем, что устройство большую часть времени находится в режиме энергосбережения, периодически просыпаясь по прерыванию от RTC либо при подключении USB кабеля.</text:p>
      <text:p text:style-name="Standard"/>
      <text:p text:style-name="Standard">В качестве тестового задания необходимо разработать схему управления питанием устройства. Схемотехническое решение должно быть ориентировано на максимально эффективное потребление от батарей и при этом оставаться экономичным по стоимости компонентов.</text:p>
      <text:p text:style-name="P4"/>
      <text:p text:style-name="P1"/>
      <text:p text:style-name="P2">Предположим, что оба микроконтроллера питаются от напряжения 3..3<text:span text:style-name="T1">V</text:span></text:p>
      <text:p text:style-name="P2"><text:span text:style-name="T1"/></text:p>
      <text:p text:style-name="P2">И так как не сказано что за батарейки, то можно заменить это батарейкой 14500 <text:span text:style-name="T1">LiIon, </text:span>такого же размера. Либо одной либо еще 3 дополнительно, подключенных параллельно. А не Последовательно. </text:p>
      <text:p text:style-name="P2"/>
      <text:p text:style-name="P2">Это дает возможность свободного наращивания емкости без изменения схемы. Т.е в батарейном отсеке могут лежать от 1 до 4 батареек, что на работу схемы влиять не будет, только время , вес и стоимость будут меняться.</text:p>
      <text:p text:style-name="P2"/>
      <text:p text:style-name="P1">Usb <text:span text:style-name="T2">подключаем к зарядному модулю 4056 (плата стоимостью 20с), имеющий 2 выхода — один для заряда батареи, другой для подключения нагрузки, с контролем тока нагрузки и защитой от КЗ. </text:span></text:p>
      <text:p text:style-name="P1"><text:span text:style-name="T2"/></text:p>
      <text:p text:style-name="P1"><text:span text:style-name="T2">Его нагрузкой будем считать регулятор напряжения, </text:span>B628, <text:span text:style-name="T2">преобразующий входное напряжение от 2.5 до 15 в в выходное 3.3</text:span>V (<text:span text:style-name="T2">(плата стоимостью 20с),</text:span>) <text:span text:style-name="T2">допустимый ток нагрузки — 600</text:span>mA. <text:s/></text:p>
      <text:p text:style-name="P1"/>
      <text:p text:style-name="P1">E<text:span text:style-name="T2">го напряжение на выходе задается делителем и может быть любым, в зависимости от необходимости.</text:span></text:p>
      <text:p text:style-name="P1"/>
      <text:p text:style-name="P2">При отключении <text:span text:style-name="T1">USB </text:span>разьема схема продолжает питаться от батареи.</text:p>
      <text:p text:style-name="P2"/>
      <text:p text:style-name="P2">При подключении <text:span text:style-name="T1">USB </text:span>возможно программирование через шину данных либо только зарядка.</text:p>
      <text:p text:style-name="P2"/>
      <text:p text:style-name="P2">Данная схема проверена мной на практике, могу продемонстрировать ее работу на действующем макете отладочного модуля по <text:span text:style-name="T1">watsupp <text:s text:c="2"/></text:span>или <text:span text:style-name="T1">Zoom.</text:span></text:p>
      <text:p text:style-name="P2"><text:span text:style-name="T1"/></text:p>
      <text:p text:style-name="P2">Правда, у меня выходное напряжение настроено на 5.02<text:span text:style-name="T1">V <text:s/></text:span>для работы <text:span text:style-name="T1">MCU Atmega 328 + OLED display 1306. </text:span></text:p>
      <text:p text:style-name="P2"><text:span text:style-name="T1"/></text:p>
      <text:p text:style-name="P2">Так как просили нарисовать на салфетке и сделать подешевле, предполагается использование готовых модулей, поътому обвязка не изображена. </text:p>
      <text:p text:style-name="P2"><text:soft-page-break/>Но разумеется, данные микросхемы я могу разместить на единой плате и развести проводники. Это конечно, будет и подороже и подольше, поэтому я не стал чертить подробную схему. </text:p>
      <text:p text:style-name="P2"/>
      <text:p text:style-name="P2">Я <text:s/>использовал здесь <text:span text:style-name="T1">KiCad </text:span>поэтому часть элементов не по госту (не было времени отрисовывать все элементы в гостовском изображении). </text:p>
      <text:p text:style-name="P2"/>
      <text:p text:style-name="P2">Я также могу пользоватьсч А<text:span text:style-name="T1">ltium, </text:span>и <text:span text:style-name="T1">PCAD, </text:span>как вам наверно известно из моего резюме, а также и другими программами для <text:span text:style-name="T1">3D </text:span>моделирования.</text:p>
      <text:p text:style-name="P2"/>
      <text:p text:style-name="P2">В принципе, я могу один создать полностью все устройство от схемы и программирования микроконтроллера, разведения платы и заканчивая проектированием корпуса и размещением жгутов и проектированием дизайна передней панели и изготовлением баннера для нее. </text:p>
      <text:p text:style-name="P2"/>
      <text:p text:style-name="P2">Есть опыт переговоров с типографией для изготовления передней панели и изготовителями пресс-форм.</text:p>
      <text:p text:style-name="P2"/>
      <text:p text:style-name="P2">Могу также изготовить прототип корпуса на 3Д принтере, у меня есть навыки работы на нем.</text:p>
      <text:p text:style-name="P2">Продемонстрирую некоторые свои работы.</text:p>
      <text:p text:style-name="P2"/>
      <text:p text:style-name="P2">Поэтому <text:span text:style-name="T3">если </text:span><text:span text:style-name="T4">даже я буду только заниматься программированием и схемотехникой, </text:span>мне будет просто находить общий язык со смежными специалистами.</text:p>
      <text:p text:style-name="P2"/>
      <text:p text:style-name="P2">А то, что я одно время руководил небольшим деревообрабатывающим производством, дало мне навыки организации логистики технологического процесса изготовления и проведения организации монтажных работ. </text:p>
      <text:p text:style-name="P2"/>
      <text:p text:style-name="P2">А также отдела ОМТС.</text:p>
      <text:p text:style-name="P2"/>
      <text:p text:style-name="P2">Кроме того, я всегда могу получить необходимые мне знания в процессе работы, если даже на данный момент я чего-то и не знаю, либо никогда не делал. Меня не пугает работа связанная с незнакомыми особенностями (конечно, в пределах разумного). Либо отсутствие необходимых приборов и инструментов, я их могу изготовить сам, при необходимости.</text:p>
      <text:p text:style-name="P2"/>
      <text:p text:style-name="P2">например, когда в процессе работы мне понадобилось настроить фильтр, вместо отсутствующих измерителя индуктивности и емкости, я использовал резонансный метод.</text:p>
      <text:p text:style-name="P2"/>
      <text:p text:style-name="P2">Я всегда в первую очередь стараюсь найти способ, как сделать, а не придумывать причину, почему этого сделать нельзя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20%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anton nikolaev</dc:creator>
    <meta:editing-cycles>2</meta:editing-cycles>
    <meta:creation-date>2020-12-16T11:02:00</meta:creation-date>
    <dc:date>2020-12-19T20:11:36.64</dc:date>
    <meta:editing-duration>P0D</meta:editing-duration>
    <meta:generator>OpenOffice/4.1.7$Win32 OpenOffice.org_project/417m1$Build-9800</meta:generator>
    <meta:document-statistic meta:table-count="0" meta:image-count="0" meta:object-count="0" meta:page-count="2" meta:paragraph-count="28" meta:word-count="567" meta:character-count="4041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